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EnquiryForm(user_id int primary key not null identity(1,1),Name varchar(40),Email_id varchar(40),Mobile_no varchar(20),Message varchar(500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6:26:32.110153295</meta:creation-date>
    <dc:date>2019-06-27T16:27:42.493405244</dc:date>
    <meta:editing-duration>PT1M13S</meta:editing-duration>
    <meta:editing-cycles>1</meta:editing-cycles>
    <meta:document-statistic meta:table-count="0" meta:image-count="0" meta:object-count="0" meta:page-count="1" meta:paragraph-count="1" meta:word-count="13" meta:character-count="154" meta:non-whitespace-character-count="142"/>
    <meta:generator>LibreOffice/6.0.3.2$Linux_X86_64 LibreOffice_project/00m0$Build-2</meta:generator>
  </office:meta>
</office:document-meta>
</file>